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4.802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outline1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1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779cm" svg:height="4.867cm" svg:x="3.81cm" svg:y="10.795cm" presentation:class="subtitle" presentation:user-transformed="true">
          <draw:text-box>
            <text:p/>
          </draw:text-box>
        </draw:frame>
        <draw:frame draw:style-name="gr1" draw:text-style-name="P2" draw:layer="layout" svg:width="25.479cm" svg:height="15.052cm" svg:x="0.187cm" svg:y="0.563cm">
          <draw:text-box>
            <text:p text:style-name="P2"><text:span text:style-name="T1">W </text:span></text:p>
            <text:p text:style-name="P2"><text:span text:style-name="T1">hich are usually well interconnected by </text:span><text:span text:style-name="T2"><text:a xlink:href="http://en.wikipedia.org/wiki/Hyperlink">hyperlinks</text:a></text:span><text:span text:style-name="T1">, is "the wiki". A wiki is essentially a database for creating, browsing, and searching through inform ss# 419-61-8314 ation. A wiki allows non-linear, evolving, complex and networked text, argument and interaction.</text:span><text:span text:style-name="T2"><text:a xlink:href="http://en.wikipedia.org/wiki/Wiki#cite_note-Legal-7">[7]</text:a></text:span></text:p>
            <text:p text:style-name="P2"><text:span text:style-name="T1">A defining characteristic of wiki technology is the ease with which pages can be created and updated. Generally, there is no review before modifications are accepted. Many wikis 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draw:frame draw:name="Title 1" presentation:style-name="pr4" draw:text-style-name="P1" draw:layer="layout" svg:width="22.859cm" svg:height="17.145cm" svg:x="0.635cm" svg:y="0.635cm" presentation:class="outline" presentation:user-transformed="true">
          <draw:text-box>
            <text:list text:style-name="L2">
              <text:list-item>
                <text:p text:style-name="P2"><text:span text:style-name="T1"><text:s/></text:span><text:span text:style-name="T1">open to alteration by the general public without requiring them to register </text:span><text:span text:style-name="T2"><text:a xlink:href="http://en.wikipedia.org/wiki/User_(computing)">user</text:a></text:span><text:span text:style-name="T1"> accounts. Many edits can be made in real-time and appear almost instantly online. This can facilitate abuse of the system. Private wiki servers require </text:span><text:span text:style-name="T2"><text:a xlink:href="http://en.wikipedia.org/wiki/Authentication">user authentication</text:a></text:span><text:span text:style-name="T1"> to edit pages, and sometimes even to read them.</text:span></text:p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5-07">5/7/1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5-07">5/7/1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5-07T18:34:45.05</dc:date>
    <meta:generator>OpenOffice.org/3.3$Win32 OpenOffice.org_project/330m20$Build-9567</meta:generator>
    <meta:editing-duration>PT3M15S</meta:editing-duration>
    <meta:editing-cycles>1</meta:editing-cycles>
    <meta:document-statistic meta:object-count="40"/>
  </office:meta>
</office:document-meta>
</file>